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2.041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date" office:date-value="2024-05-20" calcext:value-type="date">
            <text:p>20/05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5-24" calcext:value-type="date">
            <text:p>24/05/24</text:p>
          </table:table-cell>
          <table:table-cell office:value-type="string" calcext:value-type="string" table:number-columns-spanned="12" table:number-rows-spanned="1">
            <text:p>Alterei os argumentos das funcoes criadas para que fossem possível exportá-las,</text:p>
            <text:p> Tentei baixar de novo o Mortalidade 2020 mas o opendatasus havia caído</text:p>
          </table:table-cell>
          <table:covered-table-cell table:number-columns-repeated="11"/>
        </table:table-row>
        <table:table-row table:style-name="ro2">
          <table:table-cell table:style-name="ce1" office:value-type="date" office:date-value="2024-05-27" calcext:value-type="date">
            <text:p>27/05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5-31" calcext:value-type="date">
            <text:p>31/05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6-03" calcext:value-type="date">
            <text:p>03/06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6-07" calcext:value-type="date">
            <text:p>07/06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6-10" calcext:value-type="date">
            <text:p>10/06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6-14" calcext:value-type="date">
            <text:p>14/06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6-17" calcext:value-type="date">
            <text:p>17/06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6-21" calcext:value-type="date">
            <text:p>21/06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6-24" calcext:value-type="date">
            <text:p>24/06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6-28" calcext:value-type="date">
            <text:p>28/06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7-01" calcext:value-type="date">
            <text:p>01/07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7-05" calcext:value-type="date">
            <text:p>05/07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7-08" calcext:value-type="date">
            <text:p>08/07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7-12" calcext:value-type="date">
            <text:p>12/07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7-15" calcext:value-type="date">
            <text:p>15/07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7-19" calcext:value-type="date">
            <text:p>19/07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7-22" calcext:value-type="date">
            <text:p>22/07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7-26" calcext:value-type="date">
            <text:p>26/07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7-29" calcext:value-type="date">
            <text:p>29/07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8-02" calcext:value-type="date">
            <text:p>02/08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8-05" calcext:value-type="date">
            <text:p>05/08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8-09" calcext:value-type="date">
            <text:p>09/08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8-12" calcext:value-type="date">
            <text:p>12/08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8-16" calcext:value-type="date">
            <text:p>16/08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8-19" calcext:value-type="date">
            <text:p>19/08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8-23" calcext:value-type="date">
            <text:p>23/08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8-26" calcext:value-type="date">
            <text:p>26/08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8-30" calcext:value-type="date">
            <text:p>30/08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9-02" calcext:value-type="date">
            <text:p>02/09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9-09" calcext:value-type="date">
            <text:p>09/09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9-13" calcext:value-type="date">
            <text:p>13/09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9-16" calcext:value-type="date">
            <text:p>16/09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9-20" calcext:value-type="date">
            <text:p>20/09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9-23" calcext:value-type="date">
            <text:p>23/09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09-27" calcext:value-type="date">
            <text:p>27/09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09-30" calcext:value-type="date">
            <text:p>30/09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10-04" calcext:value-type="date">
            <text:p>04/10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10-07" calcext:value-type="date">
            <text:p>07/10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10-11" calcext:value-type="date">
            <text:p>11/10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10-14" calcext:value-type="date">
            <text:p>14/10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10-18" calcext:value-type="date">
            <text:p>18/10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10-21" calcext:value-type="date">
            <text:p>21/10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10-25" calcext:value-type="date">
            <text:p>25/10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10-28" calcext:value-type="date">
            <text:p>28/10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11-01" calcext:value-type="date">
            <text:p>01/11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11-04" calcext:value-type="date">
            <text:p>04/11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11-08" calcext:value-type="date">
            <text:p>08/11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>
          <table:table-cell table:style-name="ce1" office:value-type="date" office:date-value="2024-11-11" calcext:value-type="date">
            <text:p>11/11/24</text:p>
          </table:table-cell>
          <table:table-cell office:value-type="string" calcext:value-type="string">
            <text:p>-</text:p>
          </table:table-cell>
          <table:table-cell table:style-name="ce1" office:value-type="date" office:date-value="2024-11-15" calcext:value-type="date">
            <text:p>15/11/24</text:p>
          </table:table-cell>
          <table:table-cell table:number-columns-spanned="12" table:number-rows-spanned="1"/>
          <table:covered-table-cell table:number-columns-repeated="11"/>
        </table:table-row>
        <table:table-row table:style-name="ro2" table:number-rows-repeated="32">
          <table:table-cell table:style-name="ce1"/>
          <table:table-cell table:number-columns-repeated="14"/>
        </table:table-row>
        <table:table-row table:style-name="ro2" table:number-rows-repeated="1048517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09:46:34.872675355</meta:creation-date>
    <dc:date>2024-05-22T10:27:06.616071138</dc:date>
    <meta:editing-duration>PT8M29S</meta:editing-duration>
    <meta:editing-cycles>2</meta:editing-cycles>
    <meta:generator>LibreOffice/7.3.7.2$Linux_X86_64 LibreOffice_project/30$Build-2</meta:generator>
    <meta:document-statistic meta:table-count="1" meta:cell-count="79" meta:object-count="0"/>
  </office:meta>
</office:document-meta>
</file>